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75cm" fo:min-width="4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3.45cm" fo:min-width="11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8.9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2cm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0.65cm" fo:min-width="7.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9.85cm" fo:min-width="10.6cm"/>
    </style:style>
    <style:style style:name="gr15" style:family="graphic" style:parent-style-name="standard">
      <style:graphic-properties draw:fill-color="#ffffd7" draw:textarea-horizontal-align="justify" draw:textarea-vertical-align="top" draw:auto-grow-height="false" fo:min-height="2.55cm" fo:min-width="9.9cm"/>
    </style:style>
    <style:style style:name="gr16" style:family="graphic" style:parent-style-name="standard">
      <style:graphic-properties draw:textarea-horizontal-align="justify" draw:textarea-vertical-align="top" draw:auto-grow-height="false" fo:min-height="0.214cm" fo:min-width="1.352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 fo:min-height="0.306cm" fo:min-width="3.02cm" fo:wrap-option="no-wrap"/>
    </style:style>
    <style:style style:name="gr18" style:family="graphic" style:parent-style-name="standard">
      <style:graphic-properties draw:textarea-horizontal-align="justify" draw:textarea-vertical-align="top" draw:auto-grow-height="false" fo:min-height="0.584cm" fo:min-width="1.724cm" fo:wrap-option="no-wrap"/>
    </style:style>
    <style:style style:name="gr19" style:family="graphic" style:parent-style-name="standard">
      <style:graphic-properties draw:textarea-horizontal-align="justify" draw:textarea-vertical-align="top" draw:auto-grow-height="false" fo:min-height="2.066cm" fo:min-width="5.15cm" fo:wrap-option="no-wrap"/>
    </style:style>
    <style:style style:name="P1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2" style:family="paragraph">
      <style:paragraph-properties style:text-autospace="none"/>
    </style:style>
    <style:style style:name="P3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  <style:text-properties fo:font-size="5.5pt" style:font-size-asian="5.5pt" style:font-size-complex="5.5pt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style:paragraph-properties fo:text-align="start"/>
    </style:style>
    <style:style style:name="P8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  <style:text-properties fo:background-color="transparen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.5pt" style:font-size-asian="5.5pt" style:font-size-complex="5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fo:font-size="5.5pt" fo:text-shadow="none" style:text-underline-style="none" style:letter-kerning="true" style:font-size-asian="5.5pt" style:font-size-complex="5.5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 PL UKai TW" fo:font-size="5.5pt" fo:font-style="italic" fo:text-shadow="none" style:text-underline-style="none" fo:font-weight="normal" style:letter-kerning="true" style:font-name-asian="AR PL UKai TW" style:font-size-asian="5.5pt" style:font-style-asian="italic" style:font-weight-asian="normal" style:font-name-complex="AR PL UKai TW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background-color="transparen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2cm" svg:height="1.7cm" svg:x="8.4cm" svg:y="1.7cm">
          <text:p text:style-name="P1"><text:span text:style-name="T1">Add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1cm" svg:x="7.3cm" svg:y="4.8cm">
          <text:p text:style-name="P2"><text:span text:style-name="T2">func </text:span><text:span text:style-name="T3">(c *Client) Add(item *Item) error {</text:span><text:span text:style-name="T3"><text:line-break/></text:span><text:span text:style-name="T3"> <text:s text:c="3"/></text:span><text:span text:style-name="T2">return </text:span><text:span text:style-name="T4">c.onItem(item, (*Client).add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cm" svg:y1="3.4cm" svg:x2="10cm" svg:y2="4.9cm">
          <text:p/>
        </draw:line>
        <draw:custom-shape draw:style-name="gr4" draw:text-style-name="P6" draw:layer="layout" svg:width="11.5cm" svg:height="3.7cm" svg:x="6.7cm" svg:y="7cm">
          <text:p text:style-name="P5"><text:span text:style-name="T2">func </text:span><text:span text:style-name="T3">(c *Client) onItem(item *Item, fn </text:span><text:span text:style-name="T2">func</text:span><text:span text:style-name="T4">(*Client, *bufio.ReadWriter, *Item) error) error {</text:span><text:span text:style-name="T4"><text:line-break/></text:span><text:span text:style-name="T4"> <text:s text:c="3"/></text:span><text:span text:style-name="T4">addr, err := c.selector.PickServer(item.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, err := 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if </text:span><text:span text:style-name="T4">err = fn(c, cn.rw, item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return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4.8cm" svg:x="-0.6cm" svg:y="7cm">
          <text:p text:style-name="P7"><text:span text:style-name="T5">fun</text:span><text:span text:style-name="T5">c </text:span><text:span text:style-name="T5">(ss </text:span><text:span text:style-name="T5">*Se</text:span><text:span text:style-name="T5">rver</text:span><text:span text:style-name="T5">List</text:span><text:span text:style-name="T5">) </text:span><text:span text:style-name="T5">Pic</text:span><text:span text:style-name="T5">kSe</text:span><text:span text:style-name="T5">rver</text:span><text:span text:style-name="T5">(ke</text:span><text:span text:style-name="T5">y </text:span><text:span text:style-name="T5">stri</text:span><text:span text:style-name="T5">ng) </text:span><text:span text:style-name="T5">(net</text:span><text:span text:style-name="T5">.Ad</text:span><text:span text:style-name="T5">dr, </text:span><text:span text:style-name="T5">erro</text:span><text:span text:style-name="T5">r) {</text:span></text:p>
          <text:p text:style-name="P7"><text:span text:style-name="T5"><text:s text:c="7"/></text:span><text:span text:style-name="T5"><text:s/></text:span><text:span text:style-name="T5">ss.</text:span><text:span text:style-name="T5">mu.</text:span><text:span text:style-name="T5">RLo</text:span><text:span text:style-name="T5">ck()</text:span></text:p>
          <text:p text:style-name="P7"><text:span text:style-name="T5"><text:s text:c="7"/></text:span><text:span text:style-name="T5"><text:s/></text:span><text:span text:style-name="T5">def</text:span><text:span text:style-name="T5">er </text:span><text:span text:style-name="T5">ss.</text:span><text:span text:style-name="T5">mu.</text:span><text:span text:style-name="T5">RU</text:span><text:span text:style-name="T5">nlo</text:span><text:span text:style-name="T5">ck()</text:span></text:p>
          <text:p text:style-name="P7"><text:span text:style-name="T5"><text:s text:c="7"/></text:span><text:span text:style-name="T5"><text:s/></text:span><text:span text:style-name="T5">if </text:span><text:span text:style-name="T5">len(</text:span><text:span text:style-name="T5">ss.</text:span><text:span text:style-name="T5">add</text:span><text:span text:style-name="T5">rs) </text:span><text:span text:style-name="T5">== </text:span><text:span text:style-name="T5">0 {</text:span></text:p>
          <text:p text:style-name="P7"><text:span text:style-name="T6"><text:s text:c="7"/></text:span><text:span text:style-name="T6"><text:s/></text:span><text:span text:style-name="T5"><text:s text:c="6"/></text:span><text:span text:style-name="T5"><text:s text:c="2"/></text:span><text:span text:style-name="T5">retu</text:span><text:span text:style-name="T5">rn </text:span><text:span text:style-name="T5">nil, </text:span><text:span text:style-name="T5">Err</text:span><text:span text:style-name="T5">No</text:span><text:span text:style-name="T5">Ser</text:span><text:span text:style-name="T5">ver</text:span><text:span text:style-name="T5">s</text:span></text:p>
          <text:p text:style-name="P7"><text:span text:style-name="T5"><text:s text:c="7"/></text:span><text:span text:style-name="T5"><text:s/></text:span><text:span text:style-name="T5">}</text:span></text:p>
          <text:p text:style-name="P7"><text:span text:style-name="T5"><text:s text:c="7"/></text:span><text:span text:style-name="T5"><text:s/></text:span><text:span text:style-name="T5">if </text:span><text:span text:style-name="T5">len(</text:span><text:span text:style-name="T5">ss.</text:span><text:span text:style-name="T5">add</text:span><text:span text:style-name="T5">rs) </text:span><text:span text:style-name="T5">== </text:span><text:span text:style-name="T5">1 {</text:span></text:p>
          <text:p text:style-name="P7"><text:span text:style-name="T6"><text:s text:c="7"/></text:span><text:span text:style-name="T6"><text:s/></text:span><text:span text:style-name="T5"><text:s text:c="6"/></text:span><text:span text:style-name="T5"><text:s text:c="2"/></text:span><text:span text:style-name="T5">retu</text:span><text:span text:style-name="T5">rn </text:span><text:span text:style-name="T5">ss.</text:span><text:span text:style-name="T5">add</text:span><text:span text:style-name="T5">rs[0</text:span><text:span text:style-name="T5">], </text:span><text:span text:style-name="T5">nil</text:span></text:p>
          <text:p text:style-name="P7"><text:span text:style-name="T5"><text:s text:c="7"/></text:span><text:span text:style-name="T5"><text:s/></text:span><text:span text:style-name="T5">}</text:span></text:p>
          <text:p text:style-name="P7"><text:span text:style-name="T5"><text:s text:c="7"/></text:span><text:span text:style-name="T5"><text:s/></text:span><text:span text:style-name="T5">// </text:span><text:span text:style-name="T5">这</text:span><text:span text:style-name="T5">种</text:span><text:span text:style-name="T5">写</text:span><text:span text:style-name="T5">法</text:span><text:span text:style-name="T5">是</text:span><text:span text:style-name="T5">为</text:span><text:span text:style-name="T5">了</text:span><text:span text:style-name="T5">节</text:span><text:span text:style-name="T5">省</text:span><text:span text:style-name="T5">空</text:span><text:span text:style-name="T5">间</text:span><text:span text:style-name="T5">，</text:span><text:span text:style-name="T5">以</text:span><text:span text:style-name="T5">免</text:span><text:span text:style-name="T5">重</text:span><text:span text:style-name="T5">复</text:span><text:span text:style-name="T5">分</text:span><text:span text:style-name="T5">配</text:span><text:span text:style-name="T5">内</text:span><text:span text:style-name="T5">存</text:span><text:span text:style-name="T5">空</text:span><text:span text:style-name="T5">间</text:span></text:p>
          <text:p text:style-name="P7"><text:span text:style-name="T5"><text:s text:c="7"/></text:span><text:span text:style-name="T5"><text:s/></text:span><text:span text:style-name="T5">buf</text:span><text:span text:style-name="T5">p := </text:span><text:span text:style-name="T5">key</text:span><text:span text:style-name="T5">Buf</text:span><text:span text:style-name="T5">Poo</text:span><text:span text:style-name="T5">l.Ge</text:span><text:span text:style-name="T5">t().</text:span><text:span text:style-name="T5">(*[]b</text:span><text:span text:style-name="T5">yte)</text:span><text:span text:style-name="T5"><text:tab/></text:span></text:p>
          <text:p text:style-name="P7"><text:span text:style-name="T5"><text:s text:c="7"/></text:span><text:span text:style-name="T5"><text:s/></text:span><text:span text:style-name="T5">// </text:span><text:span text:style-name="T5">从</text:span><text:span text:style-name="T5">临</text:span><text:span text:style-name="T5">时</text:span><text:span text:style-name="T5">对</text:span><text:span text:style-name="T5">象</text:span><text:span text:style-name="T5">池</text:span><text:span text:style-name="T5">中</text:span><text:span text:style-name="T5">获</text:span><text:span text:style-name="T5">取</text:span><text:span text:style-name="T5">256</text:span><text:span text:style-name="T5">字</text:span><text:span text:style-name="T5">节</text:span><text:span text:style-name="T5">空</text:span><text:span text:style-name="T5">间</text:span></text:p>
          <text:p text:style-name="P7"><text:span text:style-name="T5"><text:s text:c="7"/></text:span><text:span text:style-name="T5"><text:s/></text:span><text:span text:style-name="T5">n := </text:span><text:span text:style-name="T5">cop</text:span><text:span text:style-name="T5">y(*b</text:span><text:span text:style-name="T5">ufp, </text:span><text:span text:style-name="T5">key</text:span><text:span text:style-name="T5">)</text:span><text:span text:style-name="T5"><text:tab/></text:span><text:span text:style-name="T5">// </text:span><text:span text:style-name="T5">将</text:span><text:span text:style-name="T5">key</text:span><text:span text:style-name="T5">值</text:span><text:span text:style-name="T5">复</text:span><text:span text:style-name="T5">制</text:span><text:span text:style-name="T5">到</text:span><text:span text:style-name="T5">这</text:span><text:span text:style-name="T5">个</text:span><text:span text:style-name="T5">空</text:span><text:span text:style-name="T5">间</text:span><text:span text:style-name="T5">中</text:span></text:p>
          <text:p text:style-name="P7"><text:span text:style-name="T5"><text:s text:c="7"/></text:span><text:span text:style-name="T5"><text:s/></text:span><text:span text:style-name="T5">cs :</text:span><text:span text:style-name="T5">= </text:span><text:span text:style-name="T5">crc</text:span><text:span text:style-name="T5">32.</text:span><text:span text:style-name="T5">Che</text:span><text:span text:style-name="T5">cks</text:span><text:span text:style-name="T5">umI</text:span><text:span text:style-name="T5">EE</text:span><text:span text:style-name="T5">E((*</text:span><text:span text:style-name="T5">buf</text:span><text:span text:style-name="T5">p)</text:span><text:span text:style-name="T5">[:n])</text:span></text:p>
          <text:p text:style-name="P7"><text:span text:style-name="T6"><text:s text:c="7"/></text:span><text:span text:style-name="T6"><text:s/></text:span><text:span text:style-name="T5">key</text:span><text:span text:style-name="T5">Buf</text:span><text:span text:style-name="T5">Poo</text:span><text:span text:style-name="T5">l.Pu</text:span><text:span text:style-name="T5">t(bu</text:span><text:span text:style-name="T5">fp)</text:span></text:p>
          <text:p text:style-name="P7"><text:span text:style-name="T6"><text:s text:c="7"/></text:span><text:span text:style-name="T6"><text:s/></text:span><text:span text:style-name="T5">key</text:span><text:span text:style-name="T5">Buf</text:span><text:span text:style-name="T5">Poo</text:span><text:span text:style-name="T5">l.Pu</text:span><text:span text:style-name="T5">t(bu</text:span><text:span text:style-name="T5">fp)// </text:span><text:span text:style-name="T5">将</text:span><text:span text:style-name="T5">这</text:span><text:span text:style-name="T5">个</text:span><text:span text:style-name="T5">内</text:span><text:span text:style-name="T5">存</text:span><text:span text:style-name="T5">空</text:span><text:span text:style-name="T5">间</text:span><text:span text:style-name="T5">放</text:span><text:span text:style-name="T5">回</text:span><text:span text:style-name="T5">到</text:span><text:span text:style-name="T5">临</text:span><text:span text:style-name="T5">时</text:span><text:span text:style-name="T5">对</text:span><text:span text:style-name="T5">象</text:span><text:span text:style-name="T5">池</text:span><text:span text:style-name="T5">中</text:span></text:p>
          <text:p text:style-name="P7"><text:span text:style-name="T5"><text:s text:c="7"/></text:span><text:span text:style-name="T5"><text:s/></text:span><text:span text:style-name="T5">// </text:span><text:span text:style-name="T5">获</text:span><text:span text:style-name="T5">取</text:span><text:span text:style-name="T5">一</text:span><text:span text:style-name="T5">个</text:span><text:span text:style-name="T5">服</text:span><text:span text:style-name="T5">务</text:span><text:span text:style-name="T5">器</text:span><text:span text:style-name="T5">地</text:span><text:span text:style-name="T5">址</text:span></text:p>
          <text:p text:style-name="P7"><text:span text:style-name="T6"><text:s text:c="7"/></text:span><text:span text:style-name="T6"><text:s/></text:span><text:span text:style-name="T5">retu</text:span><text:span text:style-name="T5">rn </text:span><text:span text:style-name="T5">ss.</text:span><text:span text:style-name="T5">add</text:span><text:span text:style-name="T5">rs[c</text:span><text:span text:style-name="T5">s</text:span><text:span text:style-name="T5">%ui</text:span><text:span text:style-name="T5">nt3</text:span><text:span text:style-name="T5">2(le</text:span><text:span text:style-name="T5">n(s</text:span><text:span text:style-name="T5">s.a</text:span><text:span text:style-name="T5">ddr</text:span><text:span text:style-name="T5">s))], </text:span><text:span text:style-name="T5">nil</text:span></text:p>
          <text:p text:style-name="P7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3cm" svg:height="0.6cm" svg:x="0.8cm" svg:y="5.8cm">
          <text:p text:style-name="P7"><text:span text:style-name="T5">选择一个</text:span><text:span text:style-name="T5">memcache</text:span><text:span text:style-name="T5">服务器地址</text:span></text:p>
          <draw:enhanced-geometry svg:viewBox="0 0 21600 21600" draw:text-areas="800 800 20800 20800" draw:type="round-rectangular-callout" draw:modifiers="11071.5540745229 45104.825291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4" draw:layer="layout" svg:x1="9cm" svg:y1="7.5cm" svg:x2="5cm" svg:y2="7.2cm">
          <text:p/>
        </draw:line>
        <draw:line draw:style-name="gr3" draw:text-style-name="P4" draw:layer="layout" svg:x1="9.3cm" svg:y1="5.4cm" svg:x2="9.6cm" svg:y2="7.2cm">
          <text:p/>
        </draw:line>
        <draw:custom-shape draw:style-name="gr7" draw:text-style-name="P6" draw:layer="layout" svg:width="9.4cm" svg:height="5cm" svg:x="21cm" svg:y="5.3cm">
          <text:p text:style-name="P2"><text:span text:style-name="T7"><text:line-break/></text:span><text:span text:style-name="T8">fun</text:span><text:span text:style-name="T8">c </text:span><text:span text:style-name="T9">(c </text:span><text:span text:style-name="T9">*Cl</text:span><text:span text:style-name="T9">ien</text:span><text:span text:style-name="T9">t) </text:span><text:span text:style-name="T9">get</text:span><text:span text:style-name="T9">Con</text:span><text:span text:style-name="T9">n(a</text:span><text:span text:style-name="T9">ddr </text:span><text:span text:style-name="T9">net</text:span><text:span text:style-name="T9">.Ad</text:span><text:span text:style-name="T9">dr) </text:span><text:span text:style-name="T9">(*c</text:span><text:span text:style-name="T9">onn</text:span><text:span text:style-name="T9">, </text:span><text:span text:style-name="T9">err</text:span><text:span text:style-name="T9">or) </text:span><text:span text:style-name="T9">{</text:span><text:span text:style-name="T9"><text:line-break/></text:span><text:span text:style-name="T9"> <text:s text:c="3"/></text:span><text:span text:style-name="T10">// </text:span><text:span text:style-name="T11">获</text:span><text:span text:style-name="T11">取</text:span><text:span text:style-name="T11">一</text:span><text:span text:style-name="T11">个</text:span><text:span text:style-name="T11">空</text:span><text:span text:style-name="T11">闲</text:span><text:span text:style-name="T11">连</text:span><text:span text:style-name="T11">接</text:span><text:span text:style-name="T11">，</text:span><text:span text:style-name="T11">如</text:span><text:span text:style-name="T11">果</text:span><text:span text:style-name="T11">不</text:span><text:span text:style-name="T11">存</text:span><text:span text:style-name="T11">在</text:span><text:span text:style-name="T11">空</text:span><text:span text:style-name="T11">闲</text:span><text:span text:style-name="T11">连</text:span><text:span text:style-name="T11">接</text:span><text:span text:style-name="T11">，</text:span><text:span text:style-name="T11">则</text:span><text:span text:style-name="T11">新</text:span><text:span text:style-name="T11">建</text:span><text:span text:style-name="T11">一</text:span><text:span text:style-name="T11">个</text:span><text:span text:style-name="T11">连</text:span><text:span text:style-name="T11">接</text:span><text:span text:style-name="T11"><text:line-break/></text:span><text:span text:style-name="T12"> <text:s text:c="3"/></text:span><text:span text:style-name="T4">cn, </text:span><text:span text:style-name="T4">ok </text:span><text:span text:style-name="T4">:= </text:span><text:span text:style-name="T4">c.g</text:span><text:span text:style-name="T4">etF</text:span><text:span text:style-name="T4">ree</text:span><text:span text:style-name="T4">Con</text:span><text:span text:style-name="T4">n(a</text:span><text:span text:style-name="T4">ddr</text:span><text:span text:style-name="T4">)</text:span><text:span text:style-name="T4"><text:line-break/></text:span><text:span text:style-name="T3"> <text:s text:c="3"/></text:span><text:span text:style-name="T2">if </text:span><text:span text:style-name="T4">ok </text:span><text:span text:style-name="T4">{</text:span><text:span text:style-name="T4"><text:line-break/></text:span><text:span text:style-name="T4"> <text:s text:c="3"/></text:span><text:span text:style-name="T4"><text:s text:c="4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nc, </text:span><text:span text:style-name="T4">err </text:span><text:span text:style-name="T4">:= </text:span><text:span text:style-name="T4">c.d</text:span><text:span text:style-name="T4">ial</text:span><text:span text:style-name="T4">(ad</text:span><text:span text:style-name="T4">dr)</text:span><text:span text:style-name="T4"><text:line-break/></text:span><text:span text:style-name="T3"> <text:s text:c="3"/></text:span><text:span text:style-name="T2">if </text:span><text:span text:style-name="T4">err </text:span><text:span text:style-name="T4">!= </text:span><text:span text:style-name="T4">nil </text:span><text:span text:style-name="T4">{</text:span><text:span text:style-name="T4"><text:line-break/></text:span><text:span text:style-name="T4"> <text:s text:c="3"/></text:span><text:span text:style-name="T3"><text:s text:c="4"/></text:span><text:span text:style-name="T2">ret</text:span><text:span text:style-name="T2">urn </text:span><text:span text:style-name="T4">nil</text:span><text:span text:style-name="T4">,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&amp;co</text:span><text:span text:style-name="T4">nn{</text:span><text:span text:style-name="T4"><text:line-break/></text:span><text:span text:style-name="T4"> <text:s text:c="3"/></text:span><text:span text:style-name="T4"><text:s text:c="4"/></text:span><text:span text:style-name="T4">nc: </text:span><text:span text:style-name="T4"><text:s text:c="2"/></text:span><text:span text:style-name="T4">nc,</text:span><text:span text:style-name="T4"><text:line-break/></text:span><text:span text:style-name="T4"> <text:s text:c="3"/></text:span><text:span text:style-name="T4"><text:s text:c="4"/></text:span><text:span text:style-name="T4">add</text:span><text:span text:style-name="T4">r: </text:span><text:span text:style-name="T4">add</text:span><text:span text:style-name="T4">r,</text:span><text:span text:style-name="T4"><text:line-break/></text:span><text:span text:style-name="T4"> <text:s text:c="3"/></text:span><text:span text:style-name="T4"><text:s text:c="4"/></text:span><text:span text:style-name="T4">rw: </text:span><text:span text:style-name="T4"><text:s text:c="2"/></text:span><text:span text:style-name="T4">buf</text:span><text:span text:style-name="T4">io.</text:span><text:span text:style-name="T4">New</text:span><text:span text:style-name="T4">Rea</text:span><text:span text:style-name="T4">dWr</text:span><text:span text:style-name="T4">ite</text:span><text:span text:style-name="T4">r(b</text:span><text:span text:style-name="T4">ufi</text:span><text:span text:style-name="T4">o.N</text:span><text:span text:style-name="T4">ewR</text:span><text:span text:style-name="T4">ead</text:span><text:span text:style-name="T4">er(</text:span><text:span text:style-name="T4">nc)</text:span><text:span text:style-name="T4">, </text:span><text:span text:style-name="T4">buf</text:span><text:span text:style-name="T4">io.</text:span><text:span text:style-name="T4">New</text:span><text:span text:style-name="T4">Wri</text:span><text:span text:style-name="T4">ter</text:span><text:span text:style-name="T4">(nc</text:span><text:span text:style-name="T4">)),</text:span><text:span text:style-name="T4"><text:line-break/></text:span><text:span text:style-name="T4"> <text:s text:c="3"/></text:span><text:span text:style-name="T4"><text:s text:c="4"/></text:span><text:span text:style-name="T4">c: <text:s/></text:span><text:span text:style-name="T4"><text:s text:c="2"/></text:span><text:span text:style-name="T4">c,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3"> <text:s text:c="3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cm" svg:y1="8.3cm" svg:x2="21cm" svg:y2="5.8cm">
          <text:p/>
        </draw:line>
        <draw:custom-shape draw:style-name="gr8" draw:text-style-name="P6" draw:layer="layout" svg:width="8cm" svg:height="3.4cm" svg:x="31.9cm" svg:y="5.7cm">
          <text:p text:style-name="P2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3">false</text:span><text:span text:style-name="T13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4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3">false</text:span><text:span text:style-name="T13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4">1</text:span><text:span text:style-name="T4">]</text:span><text:span text:style-name="T4"><text:line-break/></text:span><text:span text:style-name="T4"> <text:s text:c="3"/>c.freeconn[addr.String()] = freelist[:len(freelist)-</text:span><text:span text:style-name="T14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3">true</text:span><text:span text:style-name="T13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9cm" svg:y1="6.2cm" svg:x2="32.1cm" svg:y2="5.9cm">
          <text:p/>
        </draw:line>
        <draw:custom-shape draw:style-name="gr9" draw:text-style-name="P3" draw:layer="layout" svg:width="7.7cm" svg:height="0.8cm" svg:x="22.7cm" svg:y="11.6cm">
          <text:p text:style-name="P2"><text:span text:style-name="T8">func </text:span><text:span text:style-name="T9">(cn *conn) extendDeadline() {</text:span><text:span text:style-name="T9"><text:line-break/></text:span><text:span text:style-name="T9"><text:tab/></text:span><text:span text:style-name="T9">cn.nc.SetDeadline(time.Now().Add(cn.c.netTimeout())</text:span><text:span text:style-name="T9">)</text:span><text:span text:style-name="T15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cm" svg:y1="6.8cm" svg:x2="25.9cm" svg:y2="11.6cm">
          <text:p/>
        </draw:line>
        <draw:line draw:style-name="gr3" draw:text-style-name="P4" draw:layer="layout" svg:x1="23.7cm" svg:y1="9.8cm" svg:x2="25.9cm" svg:y2="11.6cm">
          <text:p/>
        </draw:line>
        <draw:custom-shape draw:style-name="gr10" draw:text-style-name="P3" draw:layer="layout" svg:width="5.7cm" svg:height="1.8cm" svg:x="7.3cm" svg:y="12.2cm">
          <text:p text:style-name="P2"><text:span text:style-name="T2">func </text:span><text:span text:style-name="T3">(cn *conn) </text:span><text:span text:style-name="T3">condRelease(err *error) {</text:span><text:span text:style-name="T3"><text:line-break/></text:span><text:span text:style-name="T3"> <text:s text:c="3"/></text:span><text:span text:style-name="T2">if </text:span><text:span text:style-name="T3">*err == nil || </text:span><text:span text:style-name="T3">resumableError(*err) {</text:span><text:span text:style-name="T3"><text:line-break/></text:span><text:span text:style-name="T3"> <text:s text:c="7"/>cn.release()</text:span><text:span text:style-name="T3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7.7cm" svg:height="0.9cm" svg:x="12.8cm" svg:y="2.9cm">
          <text:p text:style-name="P2"><text:span text:style-name="T2">func </text:span><text:span text:style-name="T3">(c *Client) add(rw *bufio.ReadWriter, item *Item) error {</text:span><text:span text:style-name="T3"><text:line-break/></text:span><text:span text:style-name="T3"> <text:s text:c="3"/></text:span><text:span text:style-name="T2">return </text:span><text:span text:style-name="T3">c.populateOne(rw, </text:span><text:span text:style-name="T16">"add"</text:span><text:span text:style-name="T4">, ite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9cm" svg:y1="3.4cm" svg:x2="12.3cm" svg:y2="5.3cm">
          <text:p/>
        </draw:line>
        <draw:line draw:style-name="gr3" draw:text-style-name="P4" draw:layer="layout" svg:x1="8.9cm" svg:y1="9.3cm" svg:x2="9.5cm" svg:y2="12.3cm">
          <text:p/>
        </draw:line>
        <draw:path draw:style-name="gr12" draw:text-style-name="P4" draw:layer="layout" svg:width="6.464cm" svg:height="6.874cm" draw:transform="rotate (-1.16064395257623) translate (14.166916672341cm 2.85227165130572cm)" svg:viewBox="0 0 6465 6875" svg:d="M4414 6873c229 15 477-46 623-271 100-154 194-299 302-446 220-300 403-627 578-956 127-239 233-489 323-743 76-213 234-403 225-642-12-290-262-421-377-669-137-294-385-529-525-823-108-226-340-347-489-537-129-165-279-247-427-384-176-164-306-352-486-500-161-133-278-297-416-452-122-136-258-256-425-310-181-60-330-169-555-133-229 37-422 125-594 246-167 118-352 201-516 317-193 136-413 210-588 357-171 144-380 120-572 113-169-7-337-48-495-108">
          <text:p/>
        </draw:path>
        <draw:custom-shape draw:style-name="gr13" draw:text-style-name="P11" draw:layer="layout" svg:width="0.8cm" svg:height="0.5cm" svg:x="9.9cm" svg:y="3.8cm">
          <text:p text:style-name="P10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9.4cm" svg:y="6.1cm">
          <text:p text:style-name="P10"><text:span text:style-name="T17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5.6cm" svg:y="6.7cm">
          <text:p text:style-name="P10"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9.9cm" svg:y="3.8cm">
          <text:p text:style-name="P10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11.1cm" svg:y="7.8cm">
          <text:p text:style-name="P10"><text:span text:style-name="T1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12.8cm" svg:y="9.8cm">
          <text:p text:style-name="P10"><text:span text:style-name="T17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9.2cm" svg:y="10.5cm">
          <text:p text:style-name="P10"><text:span text:style-name="T1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11.1cm" svg:height="10.1cm" svg:x="22.1cm" svg:y="-6.6cm">
          <text:p text:style-name="P2"><text:span text:style-name="T2">func </text:span><text:span text:style-name="T3">(c *Client) populateOne(rw *bufio.ReadWriter, verb string, item *Item) error {</text:span><text:span text:style-name="T3"><text:line-break/></text:span><text:span text:style-name="T3"> <text:s text:c="3"/></text:span><text:span text:style-name="T2">if </text:span><text:span text:style-name="T4">!legalKey(item.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var </text:span><text:span text:style-name="T4">err error</text:span><text:span text:style-name="T4"><text:line-break/></text:span><text:span text:style-name="T3"> <text:s text:c="3"/></text:span><text:span text:style-name="T2">if </text:span><text:span text:style-name="T3">verb == </text:span><text:span text:style-name="T16">"cas" </text:span><text:span text:style-name="T4">{</text:span><text:span text:style-name="T4"><text:line-break/></text:span><text:span text:style-name="T4"> <text:s text:c="3"/></text:span><text:span text:style-name="T3"><text:s text:c="4"/></text:span><text:span text:style-name="T3">_, err = fmt.Fprintf(rw, </text:span><text:span text:style-name="T16">"%s %s %d %d %d %d\r\n"</text:span><text:span text:style-name="T4">,</text:span><text:span text:style-name="T4"><text:line-break/></text:span><text:span text:style-name="T4"> <text:s text:c="7"/></text:span><text:span text:style-name="T4">verb, item.Key, item.Flags, item.Expiration, len(item.Value), item.casid)</text:span><text:span text:style-name="T4"><text:line-break/></text:span><text:span text:style-name="T3"> <text:s text:c="3"/></text:span><text:span text:style-name="T3">} </text:span><text:span text:style-name="T2">else </text:span><text:span text:style-name="T4">{</text:span><text:span text:style-name="T4"><text:line-break/></text:span><text:span text:style-name="T9"> <text:s text:c="3"/></text:span><text:span text:style-name="T10">// </text:span><text:span text:style-name="T15">拼接</text:span><text:span text:style-name="T10">memcache</text:span><text:span text:style-name="T15">命令</text:span><text:span text:style-name="T15"><text:line-break/></text:span><text:span text:style-name="T12"> <text:s text:c="3"/></text:span><text:span text:style-name="T18"><text:s text:c="4"/></text:span><text:span text:style-name="T3">_, err = fmt.Fprintf(rw, </text:span><text:span text:style-name="T16">"%s %s %d %d %d\r\n"</text:span><text:span text:style-name="T4">,</text:span><text:span text:style-name="T4"><text:line-break/></text:span><text:span text:style-name="T4"> <text:s text:c="7"/></text:span><text:span text:style-name="T4">verb, item.Key, item.Flags, item.Expiration, len(item.Value))</text:span><text:span text:style-name="T4"><text:line-break/></text:span><text:span text:style-name="T4"> <text:s text:c="3"/></text:span><text:span text:style-name="T9"><text:s text:c="4"/></text:span><text:span text:style-name="T10">//fmt.Printf("%s %s %d %d %d\r\n",</text:span><text:span text:style-name="T10"><text:line-break/></text:span><text:span text:style-name="T12"> <text:s text:c="7"/></text:span><text:span text:style-name="T10">//</text:span><text:span text:style-name="T10"><text:tab/></text:span><text:span text:style-name="T10">verb, item.Key, item.Flags, item.Expiration, len(item.Value))</text:span><text:span text:style-name="T10"><text:line-break/></text:span><text:span text:style-name="T12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_, err = rw.Write(item.Value); err != nil {</text:span><text:span text:style-name="T4"><text:line-break/></text:span><text:span text:style-name="T4"> <text:s text:c="7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_, err := rw.Write(crlf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err := rw.Flush(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3">line, err := rw.ReadSlice(</text:span><text:span text:style-name="T16">'\n'</text:span><text:span text:style-name="T4">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switch </text:span><text:span text:style-name="T4">{</text:span><text:span text:style-name="T4"><text:line-break/></text:span><text:span text:style-name="T3"> <text:s text:c="3"/></text:span><text:span text:style-name="T2">case </text:span><text:span text:style-name="T4">bytes.Equal(line, resul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resultNotStored):</text:span><text:span text:style-name="T4"><text:line-break/></text:span><text:span text:style-name="T4"> <text:s text:c="7"/></text:span><text:span text:style-name="T2">return </text:span><text:span text:style-name="T4">ErrNotStored</text:span><text:span text:style-name="T4"><text:line-break/></text:span><text:span text:style-name="T3"> <text:s text:c="3"/></text:span><text:span text:style-name="T2">case </text:span><text:span text:style-name="T4">bytes.Equal(line, resultExists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SConflict</text:span><text:span text:style-name="T4"><text:line-break/></text:span><text:span text:style-name="T3"> <text:s text:c="3"/></text:span><text:span text:style-name="T2">case </text:span><text:span text:style-name="T4">bytes.Equal(line, resultNotFoun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cheMiss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return </text:span><text:span text:style-name="T3">fmt.Errorf(</text:span><text:span text:style-name="T16">"memcache: unexpected response line from %q: %q"</text:span><text:span text:style-name="T4">, verb, </text:span><text:span text:style-name="T4">string(line)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4cm" svg:height="2.8cm" svg:x="27cm" svg:y="-11.9cm">
          <text:p text:style-name="P2"><text:span text:style-name="T8">func </text:span><text:span text:style-name="T19">legalKey(key string) bool {</text:span><text:span text:style-name="T19"><text:tab/></text:span><text:span text:style-name="T20">// </text:span><text:span text:style-name="T21">判断是否为合法健</text:span></text:p>
          <text:p text:style-name="P2"><text:span text:style-name="T22"><text:s text:c="4"/></text:span><text:span text:style-name="T2">if </text:span><text:span text:style-name="T4">len(key) &gt; </text:span><text:span text:style-name="T14">250 </text:span><text:span text:style-name="T4">{</text:span><text:span text:style-name="T4"><text:line-break/></text:span><text:span text:style-name="T23"> <text:s text:c="7"/></text:span><text:span text:style-name="T8">return </text:span><text:span text:style-name="T13">false</text:span><text:span text:style-name="T13"><text:line-break/></text:span><text:span text:style-name="T23"> <text:s text:c="3"/></text:span><text:span text:style-name="T4">}</text:span><text:span text:style-name="T4"><text:line-break/></text:span><text:span text:style-name="T23"> <text:s text:c="3"/></text:span><text:span text:style-name="T8">for </text:span><text:span text:style-name="T9">i := </text:span><text:span text:style-name="T24">0</text:span><text:span text:style-name="T9">; i &lt; len(key); i++ {</text:span><text:span text:style-name="T9"><text:tab/></text:span><text:span text:style-name="T10">// key[i]</text:span><text:span text:style-name="T15">要在</text:span><text:span text:style-name="T10"> </text:span><text:span text:style-name="T10">(32,127)</text:span><text:span text:style-name="T10"><text:line-break/></text:span><text:span text:style-name="T23"> <text:s text:c="7"/></text:span><text:span text:style-name="T8">if </text:span><text:span text:style-name="T19">key[i] &lt;= </text:span><text:span text:style-name="T25">' ' </text:span><text:span text:style-name="T9">|| key[i] == </text:span><text:span text:style-name="T24">0x7f </text:span><text:span text:style-name="T9">{</text:span><text:span text:style-name="T9"><text:tab/></text:span><text:span text:style-name="T10">// 0x7f=127</text:span><text:span text:style-name="T15">，</text:span><text:span text:style-name="T10"> </text:span><text:span text:style-name="T10">ascii DEL (delete)</text:span><text:span text:style-name="T10"><text:line-break/></text:span><text:span text:style-name="T23"> <text:s text:c="11"/></text:span><text:span text:style-name="T8">return </text:span><text:span text:style-name="T13">false</text:span><text:span text:style-name="T13"><text:line-break/></text:span><text:span text:style-name="T23"> <text:s text:c="7"/></text:span><text:span text:style-name="T4">}</text:span><text:span text:style-name="T4"><text:line-break/></text:span><text:span text:style-name="T23"> <text:s text:c="3"/></text:span><text:span text:style-name="T4">}</text:span><text:span text:style-name="T4"><text:line-break/></text:span><text:span text:style-name="T23"> <text:s text:c="3"/></text:span><text:span text:style-name="T8">return </text:span><text:span text:style-name="T13">true</text:span><text:span text:style-name="T13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cm" svg:y1="-6.2cm" svg:x2="27.2cm" svg:y2="-11.6cm">
          <text:p/>
        </draw:line>
        <draw:line draw:style-name="gr3" draw:text-style-name="P4" draw:layer="layout" svg:x1="15.6cm" svg:y1="3.3cm" svg:x2="23cm" svg:y2="-6.3cm">
          <text:p/>
        </draw:line>
        <draw:custom-shape draw:style-name="gr13" draw:text-style-name="P11" draw:layer="layout" svg:width="0.8cm" svg:height="0.5cm" svg:x="28.9cm" svg:y="5.5cm">
          <text:p text:style-name="P10"><text:span text:style-name="T17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24.6cm" svg:y="7.8cm">
          <text:p text:style-name="P10"><text:span text:style-name="T17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24.5cm" svg:y="10.3cm">
          <text:p text:style-name="P10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16.1cm" svg:y="1.5cm">
          <text:p text:style-name="P10"><text:span text:style-name="T17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24.8cm" svg:y="-9cm">
          <text:p text:style-name="P10"><text:span text:style-name="T17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cm" svg:height="0.5cm" svg:x="18.8cm" svg:y="5cm">
          <text:p text:style-name="P7"><text:span text:style-name="T5">获取一个空闲连接</text:span></text:p>
          <draw:enhanced-geometry svg:viewBox="0 0 21600 21600" draw:text-areas="800 800 20800 20800" draw:type="round-rectangular-callout" draw:modifiers="23489.0554722639 30395.2095808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3.8cm" svg:height="0.6cm" svg:x="18.5cm" svg:y="-7.9cm">
          <text:p text:style-name="P7"><text:span text:style-name="T5">往</text:span><text:span text:style-name="T5">memcached</text:span><text:span text:style-name="T5">服务器发送执行</text:span><text:span text:style-name="T5">命令</text:span></text:p>
          <draw:enhanced-geometry svg:viewBox="0 0 21600 21600" draw:text-areas="800 800 20800 20800" draw:type="round-rectangular-callout" draw:modifiers="24799.3685872139 56497.8369384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9" draw:layer="layout" svg:width="2.4cm" svg:height="0.9cm" svg:x="6.2cm" svg:y="10.8cm">
          <text:p text:style-name="P7"><text:span text:style-name="T5">回收连接，放回到</text:span><text:span text:style-name="T5">连接池或</text:span></text:p>
          <text:p text:style-name="P7"><text:span text:style-name="T5">释放连接。</text:span></text:p>
          <draw:enhanced-geometry svg:viewBox="0 0 21600 21600" draw:text-areas="800 800 20800 20800" draw:type="round-rectangular-callout" draw:modifiers="27870.3873386089 30590.0110987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draw:layer="layout" svg:width="6.1cm" svg:height="2.5cm" svg:x="10.6cm" svg:y="-1.5cm">
          <text:p text:style-name="P12"><text:span text:style-name="T26">主要可以分为以下步</text:span><text:span text:style-name="T26">骤：</text:span></text:p>
          <text:p text:style-name="P12"><text:span text:style-name="T26">1</text:span><text:span text:style-name="T26">、获取连接</text:span></text:p>
          <text:p text:style-name="P12"><text:span text:style-name="T26">2</text:span><text:span text:style-name="T26">、发送数据到</text:span><text:span text:style-name="T26">memcached</text:span><text:span text:style-name="T26">服务器</text:span></text:p>
          <text:p text:style-name="P12"><text:span text:style-name="T26">3</text:span><text:span text:style-name="T26">、接收</text:span><text:span text:style-name="T26">memcached</text:span><text:span text:style-name="T26">信息和处理连接</text:span></text:p>
          <draw:enhanced-geometry svg:viewBox="0 0 21600 21600" draw:text-areas="800 800 20800 20800" draw:type="round-rectangular-callout" draw:modifiers="2283.56007211932 27801.039584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18T16:59:48.954299279</dc:date>
    <meta:editing-duration>PT14M2S</meta:editing-duration>
    <meta:editing-cycles>5</meta:editing-cycles>
    <meta:generator>LibreOffice/6.1.2.1$Linux_X86_64 LibreOffice_project/10$Build-1</meta:generator>
    <meta:document-statistic meta:object-count="40"/>
  </office:meta>
</office:document-meta>
</file>